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Lizetthe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/>
          <table:table-cell table:style-name="ce1" office:value-type="string">
            <text:p>Jovanny Zepeda</text:p>
          </table:table-cell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3-27T15:53:40</dc:date>
    <meta:editing-duration>PT5H13M7S</meta:editing-duration>
    <meta:editing-cycles>10</meta:editing-cycles>
    <meta:generator>LibreOffice/3.5$Linux_X86_64 LibreOffice_project/350m1$Build-2</meta:generator>
    <meta:document-statistic meta:table-count="3" meta:cell-count="88" meta:object-count="0"/>
  </office:meta>
</office:document-meta>
</file>